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73cm" fo:min-width="1.57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673cm" fo:min-width="3.44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73cm" fo:min-width="9.6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73cm" fo:min-width="7.51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673cm" fo:min-width="15.5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.072cm" svg:height="0.923cm" svg:x="2.892cm" svg:y="3.144cm">
          <text:p text:style-name="P1"><text:span text:style-name="T1">バージョン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41cm" svg:height="0.923cm" svg:x="4.917cm" svg:y="3.144cm">
          <text:p text:style-name="P1"><text:span text:style-name="T1">トラフィッククラス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15cm" svg:height="0.923cm" svg:x="8.817cm" svg:y="3.144cm">
          <text:p text:style-name="P1"><text:span text:style-name="T2">フローラベル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013cm" svg:height="0.923cm" svg:x="2.917cm" svg:y="4.044cm">
          <text:p text:style-name="P1"><text:span text:style-name="T2">ペイロード長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6.013cm" svg:height="0.923cm" svg:x="2.917cm" svg:y="4.944cm">
          <text:p text:style-name="P1"><text:span text:style-name="T2">発信元アドレス（</text:span><text:span text:style-name="T2">0bit-31bit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941cm" svg:height="0.923cm" svg:x="11.017cm" svg:y="4.044cm">
          <text:p text:style-name="P1"><text:span text:style-name="T2">ネクストヘッダ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941cm" svg:height="0.923cm" svg:x="15.017cm" svg:y="4.044cm">
          <text:p text:style-name="P1"><text:span text:style-name="T2">ホップリミット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6.013cm" svg:height="0.923cm" svg:x="2.917cm" svg:y="5.844cm">
          <text:p text:style-name="P1"><text:span text:style-name="T2">発信元アドレス（</text:span><text:span text:style-name="T2">32bit-63bit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6.013cm" svg:height="0.923cm" svg:x="2.917cm" svg:y="6.744cm">
          <text:p text:style-name="P1"><text:span text:style-name="T2">発信元アドレス（</text:span><text:span text:style-name="T2">64bit-95bit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6.013cm" svg:height="0.923cm" svg:x="2.917cm" svg:y="7.644cm">
          <text:p text:style-name="P1"><text:span text:style-name="T2">発信元アドレス（</text:span><text:span text:style-name="T2">96bit-127bit)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0.739cm" svg:height="0.725cm" svg:x="2.613cm" svg:y="2.321cm">
          <draw:text-box>
            <text:p><text:span text:style-name="T1">0</text:span></text:p>
          </draw:text-box>
        </draw:frame>
        <draw:frame draw:style-name="gr6" draw:text-style-name="P5" draw:layer="layout" svg:width="0.739cm" svg:height="0.725cm" svg:x="4.114cm" svg:y="2.322cm">
          <draw:text-box>
            <text:p><text:span text:style-name="T1">3</text:span></text:p>
          </draw:text-box>
        </draw:frame>
        <draw:frame draw:style-name="gr6" draw:text-style-name="P5" draw:layer="layout" svg:width="0.739cm" svg:height="0.725cm" svg:x="5.015cm" svg:y="2.323cm">
          <draw:text-box>
            <text:p><text:span text:style-name="T1">4</text:span></text:p>
          </draw:text-box>
        </draw:frame>
        <draw:frame draw:style-name="gr6" draw:text-style-name="P5" draw:layer="layout" svg:width="0.739cm" svg:height="0.725cm" svg:x="4.115cm" svg:y="2.323cm">
          <draw:text-box>
            <text:p><text:span text:style-name="T1">3</text:span></text:p>
          </draw:text-box>
        </draw:frame>
        <draw:frame draw:style-name="gr7" draw:text-style-name="P5" draw:layer="layout" svg:width="0.947cm" svg:height="0.729cm" svg:x="8.016cm" svg:y="2.32cm">
          <draw:text-box>
            <text:p><text:span text:style-name="T1">11</text:span></text:p>
          </draw:text-box>
        </draw:frame>
        <draw:frame draw:style-name="gr8" draw:text-style-name="P5" draw:layer="layout" svg:width="1.139cm" svg:height="0.725cm" svg:x="8.917cm" svg:y="2.321cm">
          <draw:text-box>
            <text:p><text:span text:style-name="T1">12</text:span></text:p>
          </draw:text-box>
        </draw:frame>
        <draw:frame draw:style-name="gr8" draw:text-style-name="P5" draw:layer="layout" svg:width="1.139cm" svg:height="0.725cm" svg:x="18.218cm" svg:y="2.322cm">
          <draw:text-box>
            <text:p><text:span text:style-name="T1">31</text:span></text:p>
          </draw:text-box>
        </draw:frame>
        <draw:frame draw:style-name="gr8" draw:text-style-name="P5" draw:layer="layout" svg:width="1.139cm" svg:height="0.725cm" svg:x="10.118cm" svg:y="2.322cm">
          <draw:text-box>
            <text:p><text:span text:style-name="T1">15</text:span></text:p>
          </draw:text-box>
        </draw:frame>
        <draw:frame draw:style-name="gr8" draw:text-style-name="P5" draw:layer="layout" svg:width="1.139cm" svg:height="0.725cm" svg:x="10.944cm" svg:y="2.373cm">
          <draw:text-box>
            <text:p><text:span text:style-name="T1">16</text:span></text:p>
          </draw:text-box>
        </draw:frame>
        <draw:frame draw:style-name="gr8" draw:text-style-name="P5" draw:layer="layout" svg:width="1.139cm" svg:height="0.725cm" svg:x="13.945cm" svg:y="2.324cm">
          <draw:text-box>
            <text:p><text:span text:style-name="T1">23</text:span></text:p>
          </draw:text-box>
        </draw:frame>
        <draw:frame draw:style-name="gr8" draw:text-style-name="P5" draw:layer="layout" svg:width="1.139cm" svg:height="0.725cm" svg:x="14.946cm" svg:y="2.325cm">
          <draw:text-box>
            <text:p><text:span text:style-name="T1">24</text:span></text:p>
          </draw:text-box>
        </draw:frame>
        <draw:custom-shape draw:style-name="gr5" draw:text-style-name="P3" draw:layer="layout" svg:width="16.013cm" svg:height="0.923cm" svg:x="2.917cm" svg:y="8.544cm">
          <text:p text:style-name="P1"><text:span text:style-name="T2">宛先アドレス（</text:span><text:span text:style-name="T2">0bit-31bit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6.013cm" svg:height="0.923cm" svg:x="2.917cm" svg:y="9.444cm">
          <text:p text:style-name="P1"><text:span text:style-name="T2">宛先アドレス（</text:span><text:span text:style-name="T2">32bit-63bit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6.013cm" svg:height="0.923cm" svg:x="2.917cm" svg:y="10.344cm">
          <text:p text:style-name="P1"><text:span text:style-name="T2">宛先アドレス（</text:span><text:span text:style-name="T2">64bit-95bit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6.013cm" svg:height="0.923cm" svg:x="2.917cm" svg:y="11.244cm">
          <text:p text:style-name="P1"><text:span text:style-name="T2">宛先アドレス（</text:span><text:span text:style-name="T2">96bit-127bit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0T18:24:15.235000000</meta:creation-date>
    <dc:date>2016-07-30T18:46:55.338000000</dc:date>
    <meta:editing-duration>PT22M39S</meta:editing-duration>
    <meta:editing-cycles>4</meta:editing-cycles>
    <meta:generator>LibreOffice/5.0.4.2$Windows_x86 LibreOffice_project/2b9802c1994aa0b7dc6079e128979269cf95bc78</meta:generator>
    <meta:document-statistic meta:object-count="25"/>
  </office:meta>
</office:document-meta>
</file>